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 style:list-style-name="L1">
      <style:paragraph-properties fo:line-height="150%" fo:text-align="justify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>UCHWAŁA O WYBORZE ZARZĄDU STOWARZYSZENIA</text:p>
      <text:p text:style-name="P1"/>
      <text:p text:style-name="P1"/>
      <text:p text:style-name="P5">Uchwała nr 4/2014</text:p>
      <text:p text:style-name="P5">o wyborze Zarządu Stowarzyszenia Polska Grupa Użytkowników Pythona</text:p>
      <text:p text:style-name="P3"/>
      <text:p text:style-name="P3"/>
      <text:p text:style-name="P2"><text:tab/>Uczestnicy zebrania założycielskiego na spotkaniu w dniu 10 maja 2014 r. w Warszawie postanawiają wybrać Zarząd Stowarzyszenia Polska Grupa Użytkowników Pythona, w składzie:</text:p>
      <text:p text:style-name="P2"/>
      <text:list xml:id="list3001667161" text:style-name="L1">
        <text:list-item>
          <text:p text:style-name="P7">…................................................................ - Prezes Zarządu</text:p>
          <text:p text:style-name="P7"/>
        </text:list-item>
        <text:list-item>
          <text:p text:style-name="P7">…................................................................ - Wiceprezes Zarządu</text:p>
          <text:p text:style-name="P7"/>
        </text:list-item>
        <text:list-item>
          <text:p text:style-name="P7">…................................................................ - Sekretarz Zarządu</text:p>
          <text:p text:style-name="P7"/>
        </text:list-item>
        <text:list-item>
          <text:p text:style-name="P7">…................................................................ - Skarbnik Zarządu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Przewodniczący</text:p>
          </table:table-cell>
          <table:table-cell table:style-name="Table1.A1" office:value-type="string">
            <text:p text:style-name="P4">Sekretarz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6:20:15</meta:creation-date>
    <dc:date>2014-05-09T01:04:46</dc:date>
    <meta:editing-duration>P0D</meta:editing-duration>
    <meta:editing-cycles>6</meta:editing-cycles>
    <meta:generator>LibreOffice/3.5$Linux_X86_64 LibreOffice_project/350m1$Build-2</meta:generator>
    <meta:document-statistic meta:table-count="1" meta:image-count="0" meta:object-count="0" meta:page-count="1" meta:paragraph-count="10" meta:word-count="61" meta:character-count="328" meta:non-whitespace-character-count="617"/>
  </office:meta>
</office:document-meta>
</file>